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ce1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/I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0</text:p>
          </table:table-cell>
          <table:table-cell table:style-name="Default" table:formula="of:=BIN2HEX([.D2])" office:value-type="string" office:string-value="C" calcext:value-type="string">
            <text:p>C</text:p>
          </table:table-cell>
          <table:table-cell table:style-name="Default" table:formula="of:=BIN2HEX([.E2])" office:value-type="string" office:string-value="0" calcext:value-type="string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1</text:p>
          </table:table-cell>
          <table:table-cell table:style-name="Default" table:formula="of:=BIN2HEX([.D3])" office:value-type="string" office:string-value="D" calcext:value-type="string">
            <text:p>D</text:p>
          </table:table-cell>
          <table:table-cell table:style-name="Default" table:formula="of:=BIN2HEX([.E3])" office:value-type="string" office:string-value="1" calcext:value-type="string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</text:p>
          </table:table-cell>
          <table:table-cell table:style-name="Default" table:formula="of:=BIN2HEX([.D4])" office:value-type="string" office:string-value="C" calcext:value-type="string">
            <text:p>C</text:p>
          </table:table-cell>
          <table:table-cell table:style-name="Default" table:formula="of:=BIN2HEX([.E4])" office:value-type="string" office:string-value="4" calcext:value-type="string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</text:p>
          </table:table-cell>
          <table:table-cell table:style-name="Default" table:formula="of:=BIN2HEX([.D5])" office:value-type="string" office:string-value="C" calcext:value-type="string">
            <text:p>C</text:p>
          </table:table-cell>
          <table:table-cell table:style-name="Default" table:formula="of:=BIN2HEX([.E5])" office:value-type="string" office:string-value="4" calcext:value-type="string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011</text:p>
          </table:table-cell>
          <table:table-cell table:style-name="Default" table:formula="of:=BIN2HEX([.D6])" office:value-type="string" office:string-value="F" calcext:value-type="string">
            <text:p>F</text:p>
          </table:table-cell>
          <table:table-cell table:style-name="Default" table:formula="of:=BIN2HEX([.E6])" office:value-type="string" office:string-value="B" calcext:value-type="string">
            <text:p>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010</text:p>
          </table:table-cell>
          <table:table-cell table:style-name="Default" table:formula="of:=BIN2HEX([.D7])" office:value-type="string" office:string-value="F" calcext:value-type="string">
            <text:p>F</text:p>
          </table:table-cell>
          <table:table-cell table:style-name="Default" table:formula="of:=BIN2HEX([.E7])" office:value-type="string" office:string-value="A" calcext:value-type="string">
            <text:p>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</text:p>
          </table:table-cell>
          <table:table-cell table:style-name="Default" table:formula="of:=BIN2HEX([.D8])" office:value-type="string" office:string-value="3" calcext:value-type="string">
            <text:p>3</text:p>
          </table:table-cell>
          <table:table-cell table:style-name="Default" table:formula="of:=BIN2HEX([.E8])" office:value-type="string" office:string-value="1" calcext:value-type="string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0010</text:p>
          </table:table-cell>
          <table:table-cell table:style-name="Default" table:formula="of:=BIN2HEX([.D9])" office:value-type="string" office:string-value="2" calcext:value-type="string">
            <text:p>2</text:p>
          </table:table-cell>
          <table:table-cell table:style-name="Default" table:formula="of:=BIN2HEX([.E9])" office:value-type="string" office:string-value="2" calcext:value-type="string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2"/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Default" table:formula="of:=BIN2HEX([.D10])" office:value-type="string" office:string-value="0" calcext:value-type="string">
            <text:p>0</text:p>
          </table:table-cell>
          <table:table-cell table:style-name="Default" table:formula="of:=BIN2HEX([.E10])" office:value-type="string" office:string-value="1" calcext:value-type="string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30"/>
        </table:table-row>
        <table:table-row table:style-name="ro1" table:number-rows-repeated="9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11:39:58.298178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Young</meta:initial-creator>
    <meta:creation-date>2024-03-09T14:27:30.147333600</meta:creation-date>
    <dc:date>2024-03-15T11:50:11.824725774</dc:date>
    <dc:creator>Nicholas Young</dc:creator>
    <meta:editing-duration>PT42M53S</meta:editing-duration>
    <meta:editing-cycles>2</meta:editing-cycles>
    <meta:generator>LibreOffice/7.6.5.2$Linux_X86_64 LibreOffice_project/60$Build-2</meta:generator>
    <meta:document-statistic meta:table-count="1" meta:cell-count="64" meta:object-count="0"/>
  </office:meta>
</office:document-meta>
</file>